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B11]*[.C11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12]*[.C12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3]*[.C13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4:.C16])" office:value-type="float" office:value="50" calcext:value-type="float">
            <text:p>50</text:p>
          </table:table-cell>
          <table:table-cell/>
          <table:table-cell office:value-type="string" calcext:value-type="string">
            <text:p>Grado medio</text:p>
          </table:table-cell>
          <table:table-cell table:formula="of:=SUM([.D4:.D16])/[.C17]" office:value-type="float" office:value="15.4" calcext:value-type="float">
            <text:p>15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2:11:13.084483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41:23.717123429</meta:creation-date>
    <dc:date>2021-05-06T12:20:45.148930756</dc:date>
    <meta:editing-duration>PT24M58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